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4965in"/>
    </style:style>
    <style:style style:name="co6" style:family="table-column">
      <style:table-column-properties fo:break-before="auto" style:column-width="1.5425in"/>
    </style:style>
    <style:style style:name="co7" style:family="table-column">
      <style:table-column-properties fo:break-before="auto" style:column-width="1.1256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ata Center</text:p>
          </table:table-cell>
          <table:table-cell office:value-type="string">
            <text:p>Server</text:p>
          </table:table-cell>
          <table:table-cell office:value-type="string">
            <text:p>Destination</text:p>
          </table:table-cell>
          <table:table-cell office:value-type="string">
            <text:p>Executable</text:p>
          </table:table-cell>
          <table:table-cell office:value-type="string">
            <text:p>Executable Version</text:p>
          </table:table-cell>
          <table:table-cell office:value-type="string">
            <text:p>New Framework</text:p>
          </table:table-cell>
          <table:table-cell office:value-type="string">
            <text:p>Cross-platform</text:p>
          </table:table-cell>
          <table:table-cell office:value-type="string">
            <text:p>Upgrade Date</text:p>
          </table:table-cell>
          <table:table-cell office:value-type="string">
            <text:p>Instrument Type</text:p>
          </table:table-cell>
          <table:table-cell office:value-type="string">
            <text:p>Protocol</text:p>
          </table:table-cell>
          <table:table-cell office:value-type="string">
            <text:p>Protocol Version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BAR_ALGO</text:p>
          </table:table-cell>
          <table:table-cell office:value-type="string">
            <text:p>barx.exe</text:p>
          </table:table-cell>
          <table:table-cell table:number-columns-repeated="4"/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BATS5</text:p>
          </table:table-cell>
          <table:table-cell office:value-type="string">
            <text:p>BatsOptions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BOX5</text:p>
          </table:table-cell>
          <table:table-cell office:value-type="string">
            <text:p>BOX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ISE5</text:p>
          </table:table-cell>
          <table:table-cell office:value-type="string">
            <text:p>ISE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ISE5_3</text:p>
          </table:table-cell>
          <table:table-cell office:value-type="string">
            <text:p>ISE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NSDQ5</text:p>
          </table:table-cell>
          <table:table-cell office:value-type="string">
            <text:p>NasdaqOption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NYBATS5</text:p>
          </table:table-cell>
          <table:table-cell office:value-type="string">
            <text:p>bats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8-22">
            <text:p>08/22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NYEDGA5X</text:p>
          </table:table-cell>
          <table:table-cell office:value-type="string">
            <text:p>edg.exe</text:p>
          </table:table-cell>
          <table:table-cell office:value-type="string">
            <text:p>1.1.0</text:p>
          </table:table-cell>
          <table:table-cell table:number-columns-repeated="2" office:value-type="string">
            <text:p>Yes</text:p>
          </table:table-cell>
          <table:table-cell table:style-name="ce2" office:value-type="date" office:date-value="2011-09-08">
            <text:p>09/08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NYEDGX5X</text:p>
          </table:table-cell>
          <table:table-cell office:value-type="string">
            <text:p>edg.exe</text:p>
          </table:table-cell>
          <table:table-cell office:value-type="string">
            <text:p>1.1.0</text:p>
          </table:table-cell>
          <table:table-cell table:number-columns-repeated="2" office:value-type="string">
            <text:p>Yes</text:p>
          </table:table-cell>
          <table:table-cell table:style-name="ce2" office:value-type="date" office:date-value="2011-09-08">
            <text:p>09/08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NYSE5M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1</text:p>
          </table:table-cell>
          <table:table-cell office:value-type="string">
            <text:p>PHLX5</text:p>
          </table:table-cell>
          <table:table-cell office:value-type="string">
            <text:p>PHLX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AMEX5</text:p>
          </table:table-cell>
          <table:table-cell office:value-type="string">
            <text:p>PCX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ISE5_2</text:p>
          </table:table-cell>
          <table:table-cell office:value-type="string">
            <text:p>ISE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ISE5_4</text:p>
          </table:table-cell>
          <table:table-cell office:value-type="string">
            <text:p>ISE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ISE6</text:p>
          </table:table-cell>
          <table:table-cell office:value-type="string">
            <text:p>ISE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2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Knight</text:p>
          </table:table-cell>
          <table:table-cell office:value-type="string">
            <text:p>knight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5-20">
            <text:p>05/20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ARCA5</text:p>
          </table:table-cell>
          <table:table-cell office:value-type="string">
            <text:p>arca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5-03">
            <text:p>05/03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ARCA6</text:p>
          </table:table-cell>
          <table:table-cell office:value-type="string">
            <text:p>arca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5-03">
            <text:p>05/03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BYX5</text:p>
          </table:table-cell>
          <table:table-cell office:value-type="string">
            <text:p>bats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8-22">
            <text:p>08/22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INET5</text:p>
          </table:table-cell>
          <table:table-cell office:value-type="string">
            <text:p>inet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1-14">
            <text:p>01/14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PSX5</text:p>
          </table:table-cell>
          <table:table-cell office:value-type="string">
            <text:p>inet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12-29">
            <text:p>12/29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SE5M_3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PCX5</text:p>
          </table:table-cell>
          <table:table-cell office:value-type="string">
            <text:p>PCX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1</text:p>
          </table:table-cell>
          <table:table-cell office:value-type="string">
            <text:p>OUCH</text:p>
          </table:table-cell>
          <table:table-cell office:value-type="string">
            <text:p>ouch.ex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quity</text:p>
          </table:table-cell>
          <table:table-cell office:value-type="string">
            <text:p>Ouch</text:p>
          </table:table-cell>
          <table:table-cell/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2</text:p>
          </table:table-cell>
          <table:table-cell office:value-type="string">
            <text:p>ARCADirect</text:p>
          </table:table-cell>
          <table:table-cell office:value-type="string">
            <text:p>arcadirect.ex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quity</text:p>
          </table:table-cell>
          <table:table-cell office:value-type="string">
            <text:p>Arca Direct</text:p>
          </table:table-cell>
          <table:table-cell/>
        </table:table-row>
        <table:table-row table:style-name="ro2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ARCA5</text:p>
          </table:table-cell>
          <table:table-cell office:value-type="string">
            <text:p>arca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4-30">
            <text:p>04/30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CBOE5</text:p>
          </table:table-cell>
          <table:table-cell office:value-type="string">
            <text:p>CBOE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CFE5</text:p>
          </table:table-cell>
          <table:table-cell office:value-type="string">
            <text:p>CBOE.exe</text:p>
          </table:table-cell>
          <table:table-cell table:number-columns-repeated="4"/>
          <table:table-cell office:value-type="string">
            <text:p>Equity Option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CreditSuisse</text:p>
          </table:table-cell>
          <table:table-cell office:value-type="string">
            <text:p>csalgo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6-14">
            <text:p>06/14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GLBXO_MFG</text:p>
          </table:table-cell>
          <table:table-cell office:value-type="string">
            <text:p>Globex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GLBX_MFG</text:p>
          </table:table-cell>
          <table:table-cell office:value-type="string">
            <text:p>Globex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ICE</text:p>
          </table:table-cell>
          <table:table-cell office:value-type="string">
            <text:p>ICE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OneChicago</text:p>
          </table:table-cell>
          <table:table-cell office:value-type="string">
            <text:p>OneChicago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ex1</text:p>
          </table:table-cell>
          <table:table-cell office:value-type="string">
            <text:p>REDI_E</text:p>
          </table:table-cell>
          <table:table-cell office:value-type="string">
            <text:p>REDI.exe</text:p>
          </table:table-cell>
          <table:table-cell table:number-columns-repeated="4"/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</text:p>
          </table:table-cell>
          <table:table-cell office:value-type="string">
            <text:p>GLBX5</text:p>
          </table:table-cell>
          <table:table-cell office:value-type="string">
            <text:p>Globex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</text:p>
          </table:table-cell>
          <table:table-cell office:value-type="string">
            <text:p>GLBX5_2</text:p>
          </table:table-cell>
          <table:table-cell office:value-type="string">
            <text:p>Globex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</text:p>
          </table:table-cell>
          <table:table-cell office:value-type="string">
            <text:p>GLBX5_OPT</text:p>
          </table:table-cell>
          <table:table-cell office:value-type="string">
            <text:p>Globex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</text:p>
          </table:table-cell>
          <table:table-cell office:value-type="string">
            <text:p>GLBX6</text:p>
          </table:table-cell>
          <table:table-cell office:value-type="string">
            <text:p>Globex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LTC</text:p>
          </table:table-cell>
          <table:table-cell office:value-type="string">
            <text:p>pdrt-ltc-rom</text:p>
          </table:table-cell>
          <table:table-cell office:value-type="string">
            <text:p>GLBX6_OPT</text:p>
          </table:table-cell>
          <table:table-cell office:value-type="string">
            <text:p>Globex.exe</text:p>
          </table:table-cell>
          <table:table-cell table:number-columns-repeated="4"/>
          <table:table-cell office:value-type="string">
            <text:p>Future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1</text:p>
          </table:table-cell>
          <table:table-cell office:value-type="string">
            <text:p>NYSE5M_2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1</text:p>
          </table:table-cell>
          <table:table-cell office:value-type="string">
            <text:p>NYSE5M_4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1</text:p>
          </table:table-cell>
          <table:table-cell office:value-type="string">
            <text:p>NYSE5M_5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1</text:p>
          </table:table-cell>
          <table:table-cell office:value-type="string">
            <text:p>NYSE5M_6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3</text:p>
          </table:table-cell>
          <table:table-cell office:value-type="string">
            <text:p>NYBATS5_2</text:p>
          </table:table-cell>
          <table:table-cell office:value-type="string">
            <text:p>bats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8-16">
            <text:p>08/16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3</text:p>
          </table:table-cell>
          <table:table-cell office:value-type="string">
            <text:p>NYINET5_2</text:p>
          </table:table-cell>
          <table:table-cell office:value-type="string">
            <text:p>inet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1-04">
            <text:p>01/04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3</text:p>
          </table:table-cell>
          <table:table-cell office:value-type="string">
            <text:p>NYSE5M_10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3</text:p>
          </table:table-cell>
          <table:table-cell office:value-type="string">
            <text:p>NYSE5M_7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3</text:p>
          </table:table-cell>
          <table:table-cell office:value-type="string">
            <text:p>NYSE5M_8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3</text:p>
          </table:table-cell>
          <table:table-cell office:value-type="string">
            <text:p>NYSE5M_9</text:p>
          </table:table-cell>
          <table:table-cell office:value-type="string">
            <text:p>nyse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0-09-04">
            <text:p>09/04/10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CRNX_ALP</text:p>
          </table:table-cell>
          <table:table-cell office:value-type="string">
            <text:p>Currenex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CRNX_CS</text:p>
          </table:table-cell>
          <table:table-cell office:value-type="string">
            <text:p>Currenex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CRNX_RBS_A</text:p>
          </table:table-cell>
          <table:table-cell office:value-type="string">
            <text:p>CURNX_RBS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CRNX_RBS_B</text:p>
          </table:table-cell>
          <table:table-cell office:value-type="string">
            <text:p>CURNX_RBS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CSFX_RBS</text:p>
          </table:table-cell>
          <table:table-cell office:value-type="string">
            <text:p>csfx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EBS_RBS_B</text:p>
          </table:table-cell>
          <table:table-cell office:value-type="string">
            <text:p>EBS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EBS_RBS_C</text:p>
          </table:table-cell>
          <table:table-cell office:value-type="string">
            <text:p>EBS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EBS_RBS_D</text:p>
          </table:table-cell>
          <table:table-cell office:value-type="string">
            <text:p>EBS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FXCM_RBS_A</text:p>
          </table:table-cell>
          <table:table-cell office:value-type="string">
            <text:p>Currenex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SEC</text:p>
          </table:table-cell>
          <table:table-cell office:value-type="string">
            <text:p>pdrt-sec-romfx1</text:p>
          </table:table-cell>
          <table:table-cell office:value-type="string">
            <text:p>HSPOT_RBS_A</text:p>
          </table:table-cell>
          <table:table-cell office:value-type="string">
            <text:p>Hspot.exe</text:p>
          </table:table-cell>
          <table:table-cell table:number-columns-repeated="4"/>
          <table:table-cell office:value-type="string">
            <text:p>Forex</text:p>
          </table:table-cell>
          <table:table-cell office:value-type="string">
            <text:p>FIX</text:p>
          </table:table-cell>
          <table:table-cell/>
        </table:table-row>
        <table:table-row table:style-name="ro1">
          <table:table-cell office:value-type="string">
            <text:p>MAH</text:p>
          </table:table-cell>
          <table:table-cell office:value-type="string">
            <text:p>pdrt-mah-rom03</text:p>
          </table:table-cell>
          <table:table-cell office:value-type="string">
            <text:p>CSCF</text:p>
          </table:table-cell>
          <table:table-cell office:value-type="string">
            <text:p>cscf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5-26">
            <text:p>05/26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BX5</text:p>
          </table:table-cell>
          <table:table-cell office:value-type="string">
            <text:p>inet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3-03">
            <text:p>03/03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BARLX</text:p>
          </table:table-cell>
          <table:table-cell office:value-type="string">
            <text:p>lx.exe</text:p>
          </table:table-cell>
          <table:table-cell/>
          <table:table-cell table:number-columns-repeated="2" office:value-type="string">
            <text:p>Yes</text:p>
          </table:table-cell>
          <table:table-cell table:style-name="ce2" office:value-type="date" office:date-value="2011-04-13">
            <text:p>04/13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EDGA6X</text:p>
          </table:table-cell>
          <table:table-cell office:value-type="string">
            <text:p>edg.exe</text:p>
          </table:table-cell>
          <table:table-cell office:value-type="string">
            <text:p>1.1.0</text:p>
          </table:table-cell>
          <table:table-cell table:number-columns-repeated="2" office:value-type="string">
            <text:p>Yes</text:p>
          </table:table-cell>
          <table:table-cell table:style-name="ce2" office:value-type="date" office:date-value="2011-09-08">
            <text:p>09/08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drt-pan-romex2</text:p>
          </table:table-cell>
          <table:table-cell office:value-type="string">
            <text:p>NYEDGX6X</text:p>
          </table:table-cell>
          <table:table-cell office:value-type="string">
            <text:p>edg.exe</text:p>
          </table:table-cell>
          <table:table-cell office:value-type="string">
            <text:p>1.1.0</text:p>
          </table:table-cell>
          <table:table-cell table:number-columns-repeated="2" office:value-type="string">
            <text:p>Yes</text:p>
          </table:table-cell>
          <table:table-cell table:style-name="ce2" office:value-type="date" office:date-value="2011-09-08">
            <text:p>09/08/11</text:p>
          </table:table-cell>
          <table:table-cell office:value-type="string">
            <text:p>Equity</text:p>
          </table:table-cell>
          <table:table-cell office:value-type="string">
            <text:p>FIX</text:p>
          </table:table-cell>
          <table:table-cell office:value-type="float" office:value="4.2">
            <text:p>4.2</text:p>
          </table:table-cell>
        </table:table-row>
        <table:table-row table:style-name="ro1" table:number-rows-repeated="65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K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16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condon </meta:initial-creator>
    <meta:creation-date>2010-12-21T14:40:02</meta:creation-date>
    <dc:date>2011-09-08T16:41:46</dc:date>
    <dc:creator>dcondon </dc:creator>
    <meta:editing-duration>PT62H49M06S</meta:editing-duration>
    <meta:editing-cycles>28</meta:editing-cycles>
    <meta:generator>OpenOffice.org/3.1$Unix OpenOffice.org_project/310m19$Build-9420</meta:generator>
    <meta:document-statistic meta:table-count="3" meta:cell-count="513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Direct Edge Upgrade to v1.1.0" VL:creator="dcondon " dc:date-time="2011-09-08T16:41:46"/>
</VL:version-list>
</file>